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143.8pt"/>
    </style:style>
    <style:style style:name="co7" style:family="table-column">
      <style:table-column-properties fo:break-before="auto" style:column-width="94.39pt"/>
    </style:style>
    <style:style style:name="co8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Error">
      <style:table-cell-properties fo:border-bottom="none" fo:border-left="0.06pt solid #ed1c24" fo:border-right="none" fo:border-top="0.06pt solid #ed1c24"/>
    </style:style>
    <style:style style:name="ce5" style:family="table-cell" style:parent-style-name="Default">
      <style:table-cell-properties fo:border-bottom="none" fo:border-left="0.06pt solid #ed1c24" fo:border-right="none" fo:border-top="none"/>
    </style:style>
    <style:style style:name="ce6" style:family="table-cell" style:parent-style-name="Default">
      <style:table-cell-properties fo:border-bottom="0.06pt solid #ed1c24" fo:border-left="0.06pt solid #ed1c24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ed1c24"/>
    </style:style>
    <style:style style:name="ce10" style:family="table-cell" style:parent-style-name="Default">
      <style:table-cell-properties fo:border-bottom="0.06pt solid #ed1c24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ed1c24" fo:border-top="0.06pt solid #ed1c24"/>
    </style:style>
    <style:style style:name="ce15" style:family="table-cell" style:parent-style-name="Good">
      <style:table-cell-properties fo:border-bottom="none" fo:border-left="none" fo:border-right="0.06pt solid #ed1c24" fo:border-top="none"/>
    </style:style>
    <style:style style:name="ce16" style:family="table-cell" style:parent-style-name="Good">
      <style:table-cell-properties fo:border-bottom="0.06pt solid #ed1c24" fo:border-left="none" fo:border-right="0.06pt solid #ed1c24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0pt" svg:y="400.39pt">
            <draw:object draw:notify-on-update-of-ranges="Sheet1.D1:Sheet1.D1 Sheet1.D5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10.54pt" svg:height="231.11pt" svg:x="474.52pt" svg:y="378pt">
            <draw:object draw:notify-on-update-of-ranges="Sheet1.I1:Sheet1.I1 Sheet1.I5:Sheet1.I16 Sheet1.J2:Sheet1.J2 Sheet1.J5:Sheet1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039.49pt" svg:y="343.3pt">
            <draw:object draw:notify-on-update-of-ranges="Sheet1.K1:Sheet1.K1 Sheet1.K5:Sheet1.K16 Sheet1.D1:Sheet1.D1 Sheet1.D5:Sheet1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151.94pt" svg:y="0pt">
            <draw:object draw:notify-on-update-of-ranges="Sheet1.I1:Sheet1.I1 Sheet1.I5:Sheet1.I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2"/>
        <table:table-column table:style-name="co8" table:default-cell-style-name="ce2"/>
        <table:table-column table:style-name="co2" table:default-cell-style-name="ce12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Quarter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Moving Averages</text:p>
          </table:table-cell>
          <table:table-cell table:style-name="ce7" office:value-type="string" calcext:value-type="string">
            <text:p>CMA</text:p>
          </table:table-cell>
          <table:table-cell table:style-name="ce7" office:value-type="string" calcext:value-type="string">
            <text:p>sn x ir</text:p>
          </table:table-cell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Deseasonalized Observations</text:p>
          </table:table-cell>
          <table:table-cell table:style-name="ce7" office:value-type="string" calcext:value-type="string">
            <text:p>tr</text:p>
          </table:table-cell>
          <table:table-cell table:style-name="ce11" office:value-type="string" calcext:value-type="string">
            <text:p>yhat</text:p>
          </table:table-cell>
          <table:table-cell table:style-name="ce1" office:value-type="string" calcext:value-type="string">
            <text:p>error</text:p>
          </table:table-cell>
          <table:table-cell table:style-name="ce11" office:value-type="string" calcext:value-type="string">
            <text:p>Error^2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tr x cl</text:p>
          </table:table-cell>
          <table:table-cell office:value-type="string" calcext:value-type="string">
            <text:p>y/(tr x cl)</text:p>
          </table:table-cell>
          <table:table-cell office:value-type="string" calcext:value-type="string">
            <text:p>snbar*scaling</text:p>
          </table:table-cell>
          <table:table-cell office:value-type="string" calcext:value-type="string">
            <text:p>y/sn</text:p>
          </table:table-cell>
          <table:table-cell office:value-type="string" calcext:value-type="string">
            <text:p>b_0+b_1t</text:p>
          </table:table-cell>
          <table:table-cell office:value-type="string" calcext:value-type="string">
            <text:p>tr x sn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B24]*[.$B$30]" office:value-type="float" office:value="0.711922607664592" calcext:value-type="float">
            <text:p>0.711922607664592</text:p>
          </table:table-cell>
          <table:table-cell table:formula="of:=[.D5]/[.H5]" office:value-type="float" office:value="28.0929412617033" calcext:value-type="float">
            <text:p>28.0929412617033</text:p>
          </table:table-cell>
          <table:table-cell table:formula="of:=[.$G$24]+[.$G$25]*[.C5]" office:value-type="float" office:value="29.6023407039891" calcext:value-type="float">
            <text:p>29.6023407039891</text:p>
          </table:table-cell>
          <table:table-cell table:formula="of:=[.J5]*[.H5]" office:value-type="float" office:value="21.0745755869596" calcext:value-type="float">
            <text:p>21.0745755869596</text:p>
          </table:table-cell>
          <table:table-cell table:formula="of:=[.D5]-[.K5]" office:value-type="float" office:value="-1.07457558695964" calcext:value-type="float">
            <text:p>-1.07457558695964</text:p>
          </table:table-cell>
          <table:table-cell table:formula="of:=[.L5]^2" office:value-type="float" office:value="1.15471269208966" calcext:value-type="float">
            <text:p>1.1547126920896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B25]*[.$B$30]" office:value-type="float" office:value="0.874183987872212" calcext:value-type="float">
            <text:p>0.874183987872212</text:p>
          </table:table-cell>
          <table:table-cell table:formula="of:=[.D6]/[.H6]" office:value-type="float" office:value="28.5980987376018" calcext:value-type="float">
            <text:p>28.5980987376018</text:p>
          </table:table-cell>
          <table:table-cell table:formula="of:=[.$G$24]+[.$G$25]*[.C6]" office:value-type="float" office:value="30.6453315937338" calcext:value-type="float">
            <text:p>30.6453315937338</text:p>
          </table:table-cell>
          <table:table-cell table:formula="of:=[.J6]*[.H6]" office:value-type="float" office:value="26.7896581822765" calcext:value-type="float">
            <text:p>26.7896581822765</text:p>
          </table:table-cell>
          <table:table-cell table:formula="of:=[.D6]-[.K6]" office:value-type="float" office:value="-1.7896581822765" calcext:value-type="float">
            <text:p>-1.7896581822765</text:p>
          </table:table-cell>
          <table:table-cell table:formula="of:=[.L6]^2" office:value-type="float" office:value="3.20287640938924" calcext:value-type="float">
            <text:p>3.2028764093892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AVERAGE([.D5:.D8])" office:value-type="float" office:value="31" calcext:value-type="float">
            <text:p>31</text:p>
          </table:table-cell>
          <table:table-cell table:formula="of:=AVERAGE([.E7:.E8])" office:value-type="float" office:value="32" calcext:value-type="float">
            <text:p>32</text:p>
          </table:table-cell>
          <table:table-cell table:formula="of:=[.D7]/[.F7]" office:value-type="float" office:value="1.09375" calcext:value-type="float">
            <text:p>1.09375</text:p>
          </table:table-cell>
          <table:table-cell table:formula="of:=[.B26]*[.$B$30]" office:value-type="float" office:value="1.1231727070479" calcext:value-type="float">
            <text:p>1.1231727070479</text:p>
          </table:table-cell>
          <table:table-cell table:formula="of:=[.D7]/[.H7]" office:value-type="float" office:value="31.1617258684933" calcext:value-type="float">
            <text:p>31.1617258684933</text:p>
          </table:table-cell>
          <table:table-cell table:formula="of:=[.$G$24]+[.$G$25]*[.C7]" office:value-type="float" office:value="31.6883224834784" calcext:value-type="float">
            <text:p>31.6883224834784</text:p>
          </table:table-cell>
          <table:table-cell table:formula="of:=[.J7]*[.H7]" office:value-type="float" office:value="35.5914589455752" calcext:value-type="float">
            <text:p>35.5914589455752</text:p>
          </table:table-cell>
          <table:table-cell table:formula="of:=[.D7]-[.K7]" office:value-type="float" office:value="-0.591458945575162" calcext:value-type="float">
            <text:p>-0.591458945575162</text:p>
          </table:table-cell>
          <table:table-cell table:formula="of:=[.L7]^2" office:value-type="float" office:value="0.349823684300883" calcext:value-type="float">
            <text:p>0.34982368430088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AVERAGE([.D6:.D9])" office:value-type="float" office:value="33" calcext:value-type="float">
            <text:p>33</text:p>
          </table:table-cell>
          <table:table-cell table:formula="of:=AVERAGE([.E8:.E9])" office:value-type="float" office:value="33.5" calcext:value-type="float">
            <text:p>33.5</text:p>
          </table:table-cell>
          <table:table-cell table:formula="of:=[.D8]/[.F8]" office:value-type="float" office:value="1.3134328358209" calcext:value-type="float">
            <text:p>1.3134328358209</text:p>
          </table:table-cell>
          <table:table-cell table:formula="of:=[.B27]*[.$B$30]" office:value-type="float" office:value="1.2907206974153" calcext:value-type="float">
            <text:p>1.2907206974153</text:p>
          </table:table-cell>
          <table:table-cell table:formula="of:=[.D8]/[.H8]" office:value-type="float" office:value="34.0894820142817" calcext:value-type="float">
            <text:p>34.0894820142817</text:p>
          </table:table-cell>
          <table:table-cell table:formula="of:=[.$G$24]+[.$G$25]*[.C8]" office:value-type="float" office:value="32.7313133732231" calcext:value-type="float">
            <text:p>32.7313133732231</text:p>
          </table:table-cell>
          <table:table-cell table:formula="of:=[.J8]*[.H8]" office:value-type="float" office:value="42.2469836244053" calcext:value-type="float">
            <text:p>42.2469836244053</text:p>
          </table:table-cell>
          <table:table-cell table:formula="of:=[.D8]-[.K8]" office:value-type="float" office:value="1.75301637559475" calcext:value-type="float">
            <text:p>1.75301637559475</text:p>
          </table:table-cell>
          <table:table-cell table:formula="of:=[.L8]^2" office:value-type="float" office:value="3.07306641310334" calcext:value-type="float">
            <text:p>3.0730664131033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AVERAGE([.D7:.D10])" office:value-type="float" office:value="34" calcext:value-type="float">
            <text:p>34</text:p>
          </table:table-cell>
          <table:table-cell table:formula="of:=AVERAGE([.E9:.E10])" office:value-type="float" office:value="35" calcext:value-type="float">
            <text:p>35</text:p>
          </table:table-cell>
          <table:table-cell table:formula="of:=[.D9]/[.F9]" office:value-type="float" office:value="0.8" calcext:value-type="float">
            <text:p>0.8</text:p>
          </table:table-cell>
          <table:table-cell table:formula="of:=[.B24]*[.$B$30]" office:value-type="float" office:value="0.711922607664592" calcext:value-type="float">
            <text:p>0.711922607664592</text:p>
          </table:table-cell>
          <table:table-cell table:formula="of:=[.D9]/[.H9]" office:value-type="float" office:value="39.3301177663846" calcext:value-type="float">
            <text:p>39.3301177663846</text:p>
          </table:table-cell>
          <table:table-cell table:formula="of:=[.$G$24]+[.$G$25]*[.C9]" office:value-type="float" office:value="33.7743042629678" calcext:value-type="float">
            <text:p>33.7743042629678</text:p>
          </table:table-cell>
          <table:table-cell table:formula="of:=[.J9]*[.H9]" office:value-type="float" office:value="24.0446907629494" calcext:value-type="float">
            <text:p>24.0446907629494</text:p>
          </table:table-cell>
          <table:table-cell table:formula="of:=[.D9]-[.K9]" office:value-type="float" office:value="3.95530923705064" calcext:value-type="float">
            <text:p>3.95530923705064</text:p>
          </table:table-cell>
          <table:table-cell table:formula="of:=[.L9]^2" office:value-type="float" office:value="15.6444711606981" calcext:value-type="float">
            <text:p>15.644471160698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AVERAGE([.D8:.D11])" office:value-type="float" office:value="36" calcext:value-type="float">
            <text:p>36</text:p>
          </table:table-cell>
          <table:table-cell table:formula="of:=AVERAGE([.E10:.E11])" office:value-type="float" office:value="36.5" calcext:value-type="float">
            <text:p>36.5</text:p>
          </table:table-cell>
          <table:table-cell table:formula="of:=[.D10]/[.F10]" office:value-type="float" office:value="0.794520547945205" calcext:value-type="float">
            <text:p>0.794520547945205</text:p>
          </table:table-cell>
          <table:table-cell table:formula="of:=[.B25]*[.$B$30]" office:value-type="float" office:value="0.874183987872212" calcext:value-type="float">
            <text:p>0.874183987872212</text:p>
          </table:table-cell>
          <table:table-cell table:formula="of:=[.D10]/[.H10]" office:value-type="float" office:value="33.1737945356181" calcext:value-type="float">
            <text:p>33.1737945356181</text:p>
          </table:table-cell>
          <table:table-cell table:formula="of:=[.$G$24]+[.$G$25]*[.C10]" office:value-type="float" office:value="34.8172951527124" calcext:value-type="float">
            <text:p>34.8172951527124</text:p>
          </table:table-cell>
          <table:table-cell table:formula="of:=[.J10]*[.H10]" office:value-type="float" office:value="30.436721923522" calcext:value-type="float">
            <text:p>30.436721923522</text:p>
          </table:table-cell>
          <table:table-cell table:formula="of:=[.D10]-[.K10]" office:value-type="float" office:value="-1.43672192352198" calcext:value-type="float">
            <text:p>-1.43672192352198</text:p>
          </table:table-cell>
          <table:table-cell table:formula="of:=[.L10]^2" office:value-type="float" office:value="2.0641698855287" calcext:value-type="float">
            <text:p>2.064169885528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AVERAGE([.D9:.D12])" office:value-type="float" office:value="37" calcext:value-type="float">
            <text:p>37</text:p>
          </table:table-cell>
          <table:table-cell table:formula="of:=AVERAGE([.E11:.E12])" office:value-type="float" office:value="36.5" calcext:value-type="float">
            <text:p>36.5</text:p>
          </table:table-cell>
          <table:table-cell table:formula="of:=[.D11]/[.F11]" office:value-type="float" office:value="1.17808219178082" calcext:value-type="float">
            <text:p>1.17808219178082</text:p>
          </table:table-cell>
          <table:table-cell table:formula="of:=[.B26]*[.$B$30]" office:value-type="float" office:value="1.1231727070479" calcext:value-type="float">
            <text:p>1.1231727070479</text:p>
          </table:table-cell>
          <table:table-cell table:formula="of:=[.D11]/[.H11]" office:value-type="float" office:value="38.284406067006" calcext:value-type="float">
            <text:p>38.284406067006</text:p>
          </table:table-cell>
          <table:table-cell table:formula="of:=[.$G$24]+[.$G$25]*[.C11]" office:value-type="float" office:value="35.8602860424571" calcext:value-type="float">
            <text:p>35.8602860424571</text:p>
          </table:table-cell>
          <table:table-cell table:formula="of:=[.J11]*[.H11]" office:value-type="float" office:value="40.2772945498184" calcext:value-type="float">
            <text:p>40.2772945498184</text:p>
          </table:table-cell>
          <table:table-cell table:formula="of:=[.D11]-[.K11]" office:value-type="float" office:value="2.72270545018165" calcext:value-type="float">
            <text:p>2.72270545018165</text:p>
          </table:table-cell>
          <table:table-cell table:formula="of:=[.L11]^2" office:value-type="float" office:value="7.41312496844886" calcext:value-type="float">
            <text:p>7.4131249684488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AVERAGE([.D10:.D13])" office:value-type="float" office:value="36" calcext:value-type="float">
            <text:p>36</text:p>
          </table:table-cell>
          <table:table-cell table:formula="of:=AVERAGE([.E12:.E13])" office:value-type="float" office:value="37" calcext:value-type="float">
            <text:p>37</text:p>
          </table:table-cell>
          <table:table-cell table:formula="of:=[.D12]/[.F12]" office:value-type="float" office:value="1.2972972972973" calcext:value-type="float">
            <text:p>1.2972972972973</text:p>
          </table:table-cell>
          <table:table-cell table:formula="of:=[.B27]*[.$B$30]" office:value-type="float" office:value="1.2907206974153" calcext:value-type="float">
            <text:p>1.2907206974153</text:p>
          </table:table-cell>
          <table:table-cell table:formula="of:=[.D12]/[.H12]" office:value-type="float" office:value="37.1885258337619" calcext:value-type="float">
            <text:p>37.1885258337619</text:p>
          </table:table-cell>
          <table:table-cell table:formula="of:=[.$G$24]+[.$G$25]*[.C12]" office:value-type="float" office:value="36.9032769322017" calcext:value-type="float">
            <text:p>36.9032769322017</text:p>
          </table:table-cell>
          <table:table-cell table:formula="of:=[.J12]*[.H12]" office:value-type="float" office:value="47.6318233388414" calcext:value-type="float">
            <text:p>47.6318233388414</text:p>
          </table:table-cell>
          <table:table-cell table:formula="of:=[.D12]-[.K12]" office:value-type="float" office:value="0.368176661158643" calcext:value-type="float">
            <text:p>0.368176661158643</text:p>
          </table:table-cell>
          <table:table-cell table:formula="of:=[.L12]^2" office:value-type="float" office:value="0.135554053821926" calcext:value-type="float">
            <text:p>0.13555405382192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AVERAGE([.D11:.D14])" office:value-type="float" office:value="38" calcext:value-type="float">
            <text:p>38</text:p>
          </table:table-cell>
          <table:table-cell table:formula="of:=AVERAGE([.E13:.E14])" office:value-type="float" office:value="37.5" calcext:value-type="float">
            <text:p>37.5</text:p>
          </table:table-cell>
          <table:table-cell table:formula="of:=[.D13]/[.F13]" office:value-type="float" office:value="0.64" calcext:value-type="float">
            <text:p>0.64</text:p>
          </table:table-cell>
          <table:table-cell table:formula="of:=[.B24]*[.$B$30]" office:value-type="float" office:value="0.711922607664592" calcext:value-type="float">
            <text:p>0.711922607664592</text:p>
          </table:table-cell>
          <table:table-cell table:formula="of:=[.D13]/[.H13]" office:value-type="float" office:value="33.7115295140439" calcext:value-type="float">
            <text:p>33.7115295140439</text:p>
          </table:table-cell>
          <table:table-cell table:formula="of:=[.$G$24]+[.$G$25]*[.C13]" office:value-type="float" office:value="37.9462678219464" calcext:value-type="float">
            <text:p>37.9462678219464</text:p>
          </table:table-cell>
          <table:table-cell table:formula="of:=[.J13]*[.H13]" office:value-type="float" office:value="27.0148059389391" calcext:value-type="float">
            <text:p>27.0148059389391</text:p>
          </table:table-cell>
          <table:table-cell table:formula="of:=[.D13]-[.K13]" office:value-type="float" office:value="-3.01480593893907" calcext:value-type="float">
            <text:p>-3.01480593893907</text:p>
          </table:table-cell>
          <table:table-cell table:formula="of:=[.L13]^2" office:value-type="float" office:value="9.08905484946228" calcext:value-type="float">
            <text:p>9.0890548494622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AVERAGE([.D12:.D15])" office:value-type="float" office:value="37" calcext:value-type="float">
            <text:p>37</text:p>
          </table:table-cell>
          <table:table-cell table:formula="of:=AVERAGE([.E14:.E15])" office:value-type="float" office:value="38" calcext:value-type="float">
            <text:p>38</text:p>
          </table:table-cell>
          <table:table-cell table:formula="of:=[.D14]/[.F14]" office:value-type="float" office:value="0.973684210526316" calcext:value-type="float">
            <text:p>0.973684210526316</text:p>
          </table:table-cell>
          <table:table-cell table:formula="of:=[.B25]*[.$B$30]" office:value-type="float" office:value="0.874183987872212" calcext:value-type="float">
            <text:p>0.874183987872212</text:p>
          </table:table-cell>
          <table:table-cell table:formula="of:=[.D14]/[.H14]" office:value-type="float" office:value="42.3251861316506" calcext:value-type="float">
            <text:p>42.3251861316506</text:p>
          </table:table-cell>
          <table:table-cell table:formula="of:=[.$G$24]+[.$G$25]*[.C14]" office:value-type="float" office:value="38.989258711691" calcext:value-type="float">
            <text:p>38.989258711691</text:p>
          </table:table-cell>
          <table:table-cell table:formula="of:=[.J14]*[.H14]" office:value-type="float" office:value="34.0837856647675" calcext:value-type="float">
            <text:p>34.0837856647675</text:p>
          </table:table-cell>
          <table:table-cell table:formula="of:=[.D14]-[.K14]" office:value-type="float" office:value="2.91621433523255" calcext:value-type="float">
            <text:p>2.91621433523255</text:p>
          </table:table-cell>
          <table:table-cell table:formula="of:=[.L14]^2" office:value-type="float" office:value="8.5043060490158" calcext:value-type="float">
            <text:p>8.50430604901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AVERAGE([.D13:.D16])" office:value-type="float" office:value="39" calcext:value-type="float">
            <text:p>39</text:p>
          </table:table-cell>
          <table:table-cell table:number-columns-repeated="2"/>
          <table:table-cell table:formula="of:=[.B26]*[.$B$30]" office:value-type="float" office:value="1.1231727070479" calcext:value-type="float">
            <text:p>1.1231727070479</text:p>
          </table:table-cell>
          <table:table-cell table:formula="of:=[.D15]/[.H15]" office:value-type="float" office:value="34.7230659677496" calcext:value-type="float">
            <text:p>34.7230659677496</text:p>
          </table:table-cell>
          <table:table-cell table:formula="of:=[.$G$24]+[.$G$25]*[.C15]" office:value-type="float" office:value="40.0322496014357" calcext:value-type="float">
            <text:p>40.0322496014357</text:p>
          </table:table-cell>
          <table:table-cell table:formula="of:=[.J15]*[.H15]" office:value-type="float" office:value="44.9631301540615" calcext:value-type="float">
            <text:p>44.9631301540615</text:p>
          </table:table-cell>
          <table:table-cell table:formula="of:=[.D15]-[.K15]" office:value-type="float" office:value="-5.96313015406154" calcext:value-type="float">
            <text:p>-5.96313015406154</text:p>
          </table:table-cell>
          <table:table-cell table:formula="of:=[.L15]^2" office:value-type="float" office:value="35.558921234278" calcext:value-type="float">
            <text:p>35.558921234278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8" table:number-columns-repeated="3"/>
          <table:table-cell table:style-name="ce8" table:formula="of:=[.B27]*[.$B$30]" office:value-type="float" office:value="1.2907206974153" calcext:value-type="float">
            <text:p>1.2907206974153</text:p>
          </table:table-cell>
          <table:table-cell table:style-name="ce8" table:formula="of:=[.D16]/[.H16]" office:value-type="float" office:value="43.3866134727222" calcext:value-type="float">
            <text:p>43.3866134727222</text:p>
          </table:table-cell>
          <table:table-cell table:style-name="ce8" table:formula="of:=[.$G$24]+[.$G$25]*[.C16]" office:value-type="float" office:value="41.0752404911803" calcext:value-type="float">
            <text:p>41.0752404911803</text:p>
          </table:table-cell>
          <table:table-cell table:style-name="ce13" table:formula="of:=[.J16]*[.H16]" office:value-type="float" office:value="53.0166630532775" calcext:value-type="float">
            <text:p>53.0166630532775</text:p>
          </table:table-cell>
          <table:table-cell table:style-name="ce3" table:formula="of:=[.D16]-[.K16]" office:value-type="float" office:value="2.98333694672255" calcext:value-type="float">
            <text:p>2.98333694672255</text:p>
          </table:table-cell>
          <table:table-cell table:style-name="ce13" table:formula="of:=[.L16]^2" office:value-type="float" office:value="8.9002993376798" calcext:value-type="float">
            <text:p>8.9002993376798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Forecasts</text:p>
          </table:table-cell>
          <table:table-cell table:style-name="ce9" table:number-columns-repeated="9"/>
          <table:table-cell table:style-name="ce14"/>
          <table:table-cell table:style-name="Accent_20_1" office:value-type="string" calcext:value-type="string">
            <text:p>SSE:</text:p>
          </table:table-cell>
          <table:table-cell table:style-name="Accent_20_1" table:formula="of:=SUM([.M5:.M16])" office:value-type="float" office:value="95.0903807378166" calcext:value-type="float">
            <text:p>95.0903807378166</text:p>
          </table:table-cell>
          <table:table-cell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[.B24]*[.$B$30]" office:value-type="float" office:value="0.711922607664592" calcext:value-type="float">
            <text:p>0.711922607664592</text:p>
          </table:table-cell>
          <table:table-cell/>
          <table:table-cell table:formula="of:=[.$G$24]+[.$G$25]*[.C18]" office:value-type="float" office:value="42.118231380925" calcext:value-type="float">
            <text:p>42.118231380925</text:p>
          </table:table-cell>
          <table:table-cell table:style-name="ce15" table:formula="of:=[.J18]*[.H18]" office:value-type="float" office:value="29.9849211149288" calcext:value-type="float">
            <text:p>29.9849211149288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[.B25]*[.$B$30]" office:value-type="float" office:value="0.874183987872212" calcext:value-type="float">
            <text:p>0.874183987872212</text:p>
          </table:table-cell>
          <table:table-cell/>
          <table:table-cell table:formula="of:=[.$G$24]+[.$G$25]*[.C19]" office:value-type="float" office:value="43.1612222706696" calcext:value-type="float">
            <text:p>43.1612222706696</text:p>
          </table:table-cell>
          <table:table-cell table:style-name="ce15" table:formula="of:=[.J19]*[.H19]" office:value-type="float" office:value="37.7308494060129" calcext:value-type="float">
            <text:p>37.730849406012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[.B26]*[.$B$30]" office:value-type="float" office:value="1.1231727070479" calcext:value-type="float">
            <text:p>1.1231727070479</text:p>
          </table:table-cell>
          <table:table-cell/>
          <table:table-cell table:formula="of:=[.$G$24]+[.$G$25]*[.C20]" office:value-type="float" office:value="44.2042131604143" calcext:value-type="float">
            <text:p>44.2042131604143</text:p>
          </table:table-cell>
          <table:table-cell table:style-name="ce15" table:formula="of:=[.J20]*[.H20]" office:value-type="float" office:value="49.6489657583047" calcext:value-type="float">
            <text:p>49.6489657583047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6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number-columns-repeated="4"/>
          <table:table-cell table:style-name="ce10" table:formula="of:=[.B27]*[.$B$30]" office:value-type="float" office:value="1.2907206974153" calcext:value-type="float">
            <text:p>1.2907206974153</text:p>
          </table:table-cell>
          <table:table-cell table:style-name="ce10"/>
          <table:table-cell table:style-name="ce10" table:formula="of:=[.$G$24]+[.$G$25]*[.C21]" office:value-type="float" office:value="45.247204050159" calcext:value-type="float">
            <text:p>45.247204050159</text:p>
          </table:table-cell>
          <table:table-cell table:style-name="ce16" table:formula="of:=[.J21]*[.H21]" office:value-type="float" office:value="58.4015027677136" calcext:value-type="float">
            <text:p>58.4015027677136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Linear Model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snq1 bar</text:p>
          </table:table-cell>
          <table:table-cell table:style-name="ce11" table:formula="of:=AVERAGE([.G9];[.G13])" office:value-type="float" office:value="0.72" calcext:value-type="float">
            <text:p>0.72</text:p>
          </table:table-cell>
          <table:table-cell table:number-columns-repeated="2"/>
          <table:table-cell office:value-type="string" calcext:value-type="string">
            <text:p>dt= b_0+b_1t</text:p>
          </table:table-cell>
          <table:table-cell office:value-type="string" calcext:value-type="string">
            <text:p>Intercept:</text:p>
          </table:table-cell>
          <table:table-cell table:formula="of:=INTERCEPT([.I5:.I16];[.C5:.C16])" office:value-type="float" office:value="28.5593498142445" calcext:value-type="float">
            <text:p>28.5593498142445</text:p>
          </table:table-cell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snq2 bar</text:p>
          </table:table-cell>
          <table:table-cell table:style-name="ce12" table:formula="of:=AVERAGE([.G10];[.G14])" office:value-type="float" office:value="0.884102379235761" calcext:value-type="float">
            <text:p>0.884102379235761</text:p>
          </table:table-cell>
          <table:table-cell table:number-columns-repeated="3"/>
          <table:table-cell office:value-type="string" calcext:value-type="string">
            <text:p>Slope:</text:p>
          </table:table-cell>
          <table:table-cell table:formula="of:=SLOPE([.I5:.I16];[.C5:.C16])" office:value-type="float" office:value="1.04299088974466" calcext:value-type="float">
            <text:p>1.04299088974466</text:p>
          </table:table-cell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snq3 bar</text:p>
          </table:table-cell>
          <table:table-cell table:style-name="ce12" table:formula="of:=AVERAGE([.G7];[.G11])" office:value-type="float" office:value="1.13591609589041" calcext:value-type="float">
            <text:p>1.13591609589041</text:p>
          </table:table-cell>
          <table:table-cell table:number-columns-repeated="8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snq4 bar</text:p>
          </table:table-cell>
          <table:table-cell table:style-name="ce13" table:formula="of:=AVERAGE([.G8];[.G12])" office:value-type="float" office:value="1.3053650665591" calcext:value-type="float">
            <text:p>1.3053650665591</text:p>
          </table:table-cell>
          <table:table-cell table:number-columns-repeated="8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/>
          <table:table-cell table:formula="of:=SUM([.B24:.B27])" office:value-type="float" office:value="4.04538354168527" calcext:value-type="float">
            <text:p>4.04538354168527</text:p>
          </table:table-cell>
          <table:table-cell table:number-columns-repeated="8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office:value-type="string" calcext:value-type="string">
            <text:p>Scaling factor</text:p>
          </table:table-cell>
          <table:table-cell table:number-columns-repeated="9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 office:value-type="string" calcext:value-type="string">
            <text:p>L/sum(sn bar)</text:p>
          </table:table-cell>
          <table:table-cell table:formula="of:=4/[.B28]" office:value-type="float" office:value="0.988781399534156" calcext:value-type="float">
            <text:p>0.988781399534156</text:p>
          </table:table-cell>
          <table:table-cell table:number-columns-repeated="8"/>
          <table:table-cell table:style-name="Default" table:number-columns-repeated="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3:23:18.199657938</meta:creation-date>
    <dc:date>2018-12-13T07:41:42.075474461</dc:date>
    <meta:editing-duration>PT2H51M20S</meta:editing-duration>
    <meta:editing-cycles>3</meta:editing-cycles>
    <meta:generator>LibreOffice/6.0.6.2$Linux_X86_64 LibreOffice_project/00m0$Build-2</meta:generator>
    <meta:document-statistic meta:table-count="1" meta:cell-count="1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01cm" svg:y="0.316cm" chart:style-name="ch2">
          <text:p>Sales vs Time</text:p>
        </chart:title>
        <chart:legend chart:legend-position="end" svg:x="14.471cm" svg:y="4.201cm" style:legend-expansion="high" chart:style-name="ch3"/>
        <chart:plot-area chart:style-name="ch4" table:cell-range-address="Sheet1.D1:Sheet1.D1 Sheet1.D5:Sheet1.D16" chart:data-source-has-labels="row" svg:x="1.331cm" svg:y="1.275cm" svg:width="12.82cm" svg:height="6.564cm">
          <chartooo:coordinate-region svg:x="1.952cm" svg:y="1.474cm" svg:width="12.012cm" svg:height="5.718cm"/>
          <chart:axis chart:dimension="x" chart:name="primary-x" chart:style-name="ch5">
            <chart:title svg:x="7.207cm" svg:y="8.019cm" chart:style-name="ch6">
              <text:p>Time, t</text:p>
            </chart:title>
          </chart:axis>
          <chart:axis chart:dimension="y" chart:name="primary-y" chart:style-name="ch5">
            <chart:title svg:x="0.451cm" svg:y="5.183cm" chart:style-name="ch7">
              <text:p>Sales, y</text:p>
            </chart:title>
            <chart:grid chart:style-name="ch8" chart:class="major"/>
          </chart:axis>
          <chart:series chart:style-name="ch9" chart:values-cell-range-address="Sheet1.D5:Sheet1.D16" chart:label-cell-address="Sheet1.D1:Sheet1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D5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84cm" svg:height="8.154cm" xlink:href=".." xlink:type="simple" chart:class="chart:line" chart:style-name="ch1">
        <chart:title svg:x="2.767cm" svg:y="0.299cm" chart:style-name="ch2">
          <text:p>Deseasonalized Data and Linear Regression</text:p>
        </chart:title>
        <chart:legend svg:x="7.457cm" svg:y="5.235cm" style:legend-expansion="custom" chartooo:width="5.17cm" chartooo:height="0.992cm" style:legend-expansion-aspect-ratio="5.2116935483871" chart:style-name="ch3"/>
        <chart:plot-area chart:style-name="ch4" table:cell-range-address="Sheet1.I1:Sheet1.I1 Sheet1.I5:Sheet1.J16 Sheet1.J2:Sheet1.J2" chart:data-source-has-labels="row" svg:x="1.3cm" svg:y="1.241cm" svg:width="12.895cm" svg:height="5.769cm">
          <chartooo:coordinate-region svg:x="1.921cm" svg:y="1.44cm" svg:width="12.087cm" svg:height="4.923cm"/>
          <chart:axis chart:dimension="x" chart:name="primary-x" chart:style-name="ch5">
            <chart:title svg:x="7.213cm" svg:y="7.173cm" chart:style-name="ch6">
              <text:p>Time, t</text:p>
            </chart:title>
          </chart:axis>
          <chart:axis chart:dimension="y" chart:name="primary-y" chart:style-name="ch5">
            <chart:title svg:x="0.451cm" svg:y="5.809cm" chart:style-name="ch7">
              <text:p>Deseasonalized Sales</text:p>
            </chart:title>
            <chart:grid chart:style-name="ch8" chart:class="major"/>
          </chart:axis>
          <chart:series chart:style-name="ch9" chart:values-cell-range-address="Sheet1.I5:Sheet1.I16" chart:label-cell-address="Sheet1.I1:Sheet1.I1" chart:class="chart:line">
            <chart:data-point chart:repeated="12"/>
          </chart:series>
          <chart:series chart:style-name="ch10" chart:values-cell-range-address="Sheet1.J5:Sheet1.J16" chart:label-cell-address="Sheet1.J2:Sheet1.J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easonalized Observations</text:p>
                <draw:g>
                  <svg:desc>Sheet1.I1:Sheet1.I1</svg:desc>
                </draw:g>
              </table:table-cell>
              <table:table-cell office:value-type="string">
                <text:p>b_0+b_1t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0929412617033">
                <text:p>28.0929412617033</text:p>
                <draw:g>
                  <svg:desc>Sheet1.I5:Sheet1.I16</svg:desc>
                </draw:g>
              </table:table-cell>
              <table:table-cell office:value-type="float" office:value="29.6023407039891">
                <text:p>29.6023407039891</text:p>
                <draw:g>
                  <svg:desc>Sheet1.J5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980987376018">
                <text:p>28.5980987376018</text:p>
              </table:table-cell>
              <table:table-cell office:value-type="float" office:value="30.6453315937338">
                <text:p>30.6453315937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617258684933">
                <text:p>31.1617258684933</text:p>
              </table:table-cell>
              <table:table-cell office:value-type="float" office:value="31.6883224834784">
                <text:p>31.6883224834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0894820142817">
                <text:p>34.0894820142817</text:p>
              </table:table-cell>
              <table:table-cell office:value-type="float" office:value="32.7313133732231">
                <text:p>32.7313133732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3301177663846">
                <text:p>39.3301177663846</text:p>
              </table:table-cell>
              <table:table-cell office:value-type="float" office:value="33.7743042629678">
                <text:p>33.7743042629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1737945356181">
                <text:p>33.1737945356181</text:p>
              </table:table-cell>
              <table:table-cell office:value-type="float" office:value="34.8172951527124">
                <text:p>34.8172951527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284406067006">
                <text:p>38.284406067006</text:p>
              </table:table-cell>
              <table:table-cell office:value-type="float" office:value="35.8602860424571">
                <text:p>35.860286042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885258337619">
                <text:p>37.1885258337619</text:p>
              </table:table-cell>
              <table:table-cell office:value-type="float" office:value="36.9032769322017">
                <text:p>36.903276932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7115295140439">
                <text:p>33.7115295140439</text:p>
              </table:table-cell>
              <table:table-cell office:value-type="float" office:value="37.9462678219464">
                <text:p>37.9462678219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3251861316506">
                <text:p>42.3251861316506</text:p>
              </table:table-cell>
              <table:table-cell office:value-type="float" office:value="38.989258711691">
                <text:p>38.98925871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230659677496">
                <text:p>34.7230659677496</text:p>
              </table:table-cell>
              <table:table-cell office:value-type="float" office:value="40.0322496014357">
                <text:p>40.0322496014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866134727222">
                <text:p>43.3866134727222</text:p>
              </table:table-cell>
              <table:table-cell office:value-type="float" office:value="41.0752404911803">
                <text:p>41.0752404911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column-mapping="1 0" chart:style-name="ch1">
        <chart:title svg:x="5.085cm" svg:y="0.316cm" chart:style-name="ch2">
          <text:p>Multiplicative Decomposition</text:p>
        </chart:title>
        <chart:legend chart:legend-position="end" svg:x="13.993cm" svg:y="3.955cm" style:legend-expansion="high" chart:style-name="ch3"/>
        <chart:plot-area chart:style-name="ch4" table:cell-range-address="Sheet1.K1:Sheet1.K1 Sheet1.K5:Sheet1.K16 Sheet1.D1:Sheet1.D1 Sheet1.D5:Sheet1.D16" chart:data-source-has-labels="row" svg:x="1.33cm" svg:y="1.275cm" svg:width="12.344cm" svg:height="6.57cm">
          <chartooo:coordinate-region svg:x="1.951cm" svg:y="1.474cm" svg:width="11.536cm" svg:height="5.724cm"/>
          <chart:axis chart:dimension="x" chart:name="primary-x" chart:style-name="ch5">
            <chart:title svg:x="6.968cm" svg:y="8.025cm" chart:style-name="ch6">
              <text:p>Time, t</text:p>
            </chart:title>
          </chart:axis>
          <chart:axis chart:dimension="y" chart:name="primary-y" chart:style-name="ch5">
            <chart:title svg:x="0.451cm" svg:y="5.027cm" chart:style-name="ch7">
              <text:p>Sales</text:p>
            </chart:title>
            <chart:grid chart:style-name="ch8" chart:class="major"/>
          </chart:axis>
          <chart:series chart:style-name="ch9" chart:values-cell-range-address="Sheet1.K5:Sheet1.K16" chart:label-cell-address="Sheet1.K1:Sheet1.K1" chart:class="chart:line">
            <chart:data-point chart:repeated="12"/>
          </chart:series>
          <chart:series chart:style-name="ch10" chart:values-cell-range-address="Sheet1.D5:Sheet1.D16" chart:label-cell-address="Sheet1.D1:Sheet1.D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hat</text:p>
                <draw:g>
                  <svg:desc>Sheet1.K1:Sheet1.K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0745755869596">
                <text:p>21.0745755869596</text:p>
                <draw:g>
                  <svg:desc>Sheet1.K5:Sheet1.K16</svg:desc>
                </draw:g>
              </table:table-cell>
              <table:table-cell office:value-type="float" office:value="20">
                <text:p>20</text:p>
                <draw:g>
                  <svg:desc>Sheet1.D5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7896581822765">
                <text:p>26.78965818227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5914589455752">
                <text:p>35.59145894557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2469836244053">
                <text:p>42.24698362440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0446907629494">
                <text:p>24.04469076294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36721923522">
                <text:p>30.4367219235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2772945498184">
                <text:p>40.2772945498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6318233388414">
                <text:p>47.63182333884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148059389391">
                <text:p>27.01480593893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0837856647675">
                <text:p>34.08378566476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9631301540615">
                <text:p>44.9631301540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0166630532775">
                <text:p>53.0166630532775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894cm" svg:y="0.316cm" chart:style-name="ch2">
          <text:p>Deseasonalized Observations over Time</text:p>
        </chart:title>
        <chart:legend svg:x="10.518cm" svg:y="4.469cm" style:legend-expansion="custom" chartooo:width="4.16cm" chartooo:height="2.206cm" style:legend-expansion-aspect-ratio="1.88576609247507" chart:style-name="ch3"/>
        <chart:plot-area chart:style-name="ch4" table:cell-range-address="Sheet1.I1:Sheet1.I1 Sheet1.I5:Sheet1.I16" chart:data-source-has-labels="row" svg:x="1.33cm" svg:y="1.275cm" svg:width="14.349cm" svg:height="6.57cm">
          <chartooo:coordinate-region svg:x="1.951cm" svg:y="1.474cm" svg:width="13.541cm" svg:height="5.724cm"/>
          <chart:axis chart:dimension="x" chart:name="primary-x" chart:style-name="ch5">
            <chart:title svg:x="7.97cm" svg:y="8.025cm" chart:style-name="ch6">
              <text:p>Time, t</text:p>
            </chart:title>
          </chart:axis>
          <chart:axis chart:dimension="y" chart:name="primary-y" chart:style-name="ch5">
            <chart:title svg:x="0.451cm" svg:y="4.908cm" chart:style-name="ch7">
              <text:p>y/sn</text:p>
            </chart:title>
            <chart:grid chart:style-name="ch8" chart:class="major"/>
          </chart:axis>
          <chart:series chart:style-name="ch9" chart:values-cell-range-address="Sheet1.I5:Sheet1.I16" chart:label-cell-address="Sheet1.I1:Sheet1.I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easonalized Observation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0929412617033">
                <text:p>28.0929412617033</text:p>
                <draw:g>
                  <svg:desc>Sheet1.I5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980987376018">
                <text:p>28.5980987376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617258684933">
                <text:p>31.1617258684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0894820142817">
                <text:p>34.0894820142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3301177663846">
                <text:p>39.330117766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1737945356181">
                <text:p>33.1737945356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284406067006">
                <text:p>38.284406067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885258337619">
                <text:p>37.188525833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7115295140439">
                <text:p>33.7115295140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3251861316506">
                <text:p>42.3251861316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7230659677496">
                <text:p>34.7230659677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866134727222">
                <text:p>43.3866134727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